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BaseData.getCopletConfi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.getCopletAdap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.getCop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.CopletBas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pletBaseData.setCopletAdapter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.setI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.setCopletConfig( Map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BaseData.setCopletConfig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